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-W-W-u-test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1Rank</text:p>
          </table:table-cell>
          <table:table-cell office:value-type="string" calcext:value-type="string">
            <text:p>s2Rank</text:p>
          </table:table-cell>
          <table:table-cell/>
          <table:table-cell office:value-type="string" calcext:value-type="string">
            <text:p>sample1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ple2Low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RG.LIBREOFFICE.RANDBETWEEN.NV([.$H$1];[.$H$2])" office:value-type="float" office:value="19" calcext:value-type="float">
            <text:p>19</text:p>
          </table:table-cell>
          <table:table-cell table:formula="of:=ORG.LIBREOFFICE.RANDBETWEEN.NV([.$J$1];[.$J$2])" office:value-type="float" office:value="30" calcext:value-type="float">
            <text:p>30</text:p>
          </table:table-cell>
          <table:table-cell table:formula="of:=RANK([.B2];[.$B$2:.$C$29];1)+(COUNT([.$B$2:.$C$29])+1-RANK([.B2];[.$B$2:.$C$29];1)-RANK([.B2];[.$B$2:.$C$29];0))/2" office:value-type="float" office:value="17" calcext:value-type="float">
            <text:p>17</text:p>
          </table:table-cell>
          <table:table-cell table:formula="of:=RANK([.C2];[.$B$2:.$C$29];1)+(COUNT([.$B$2:.$C$29])+1-RANK([.C2];[.$B$2:.$C$29];1)-RANK([.C2];[.$B$2:.$C$29];0))/2" office:value-type="float" office:value="42.5" calcext:value-type="float">
            <text:p>42.5</text:p>
          </table:table-cell>
          <table:table-cell/>
          <table:table-cell office:value-type="string" calcext:value-type="string">
            <text:p>sample1Hig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ple2High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ORG.LIBREOFFICE.RANDBETWEEN.NV([.$H$1];[.$H$2])" office:value-type="float" office:value="30" calcext:value-type="float">
            <text:p>30</text:p>
          </table:table-cell>
          <table:table-cell table:formula="of:=ORG.LIBREOFFICE.RANDBETWEEN.NV([.$J$1];[.$J$2])" office:value-type="float" office:value="17" calcext:value-type="float">
            <text:p>17</text:p>
          </table:table-cell>
          <table:table-cell table:formula="of:=RANK([.B3];[.$B$2:.$C$29];1)+(COUNT([.$B$2:.$C$29])+1-RANK([.B3];[.$B$2:.$C$29];1)-RANK([.B3];[.$B$2:.$C$29];0))/2" office:value-type="float" office:value="42.5" calcext:value-type="float">
            <text:p>42.5</text:p>
          </table:table-cell>
          <table:table-cell table:formula="of:=RANK([.C3];[.$B$2:.$C$29];1)+(COUNT([.$B$2:.$C$29])+1-RANK([.C3];[.$B$2:.$C$29];1)-RANK([.C3];[.$B$2:.$C$29];0))/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ORG.LIBREOFFICE.RANDBETWEEN.NV([.$H$1];[.$H$2])" office:value-type="float" office:value="13" calcext:value-type="float">
            <text:p>13</text:p>
          </table:table-cell>
          <table:table-cell table:formula="of:=ORG.LIBREOFFICE.RANDBETWEEN.NV([.$J$1];[.$J$2])" office:value-type="float" office:value="15" calcext:value-type="float">
            <text:p>15</text:p>
          </table:table-cell>
          <table:table-cell table:formula="of:=RANK([.B4];[.$B$2:.$C$29];1)+(COUNT([.$B$2:.$C$29])+1-RANK([.B4];[.$B$2:.$C$29];1)-RANK([.B4];[.$B$2:.$C$29];0))/2" office:value-type="float" office:value="2" calcext:value-type="float">
            <text:p>2</text:p>
          </table:table-cell>
          <table:table-cell table:formula="of:=RANK([.C4];[.$B$2:.$C$29];1)+(COUNT([.$B$2:.$C$29])+1-RANK([.C4];[.$B$2:.$C$29];1)-RANK([.C4];[.$B$2:.$C$29];0))/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ORG.LIBREOFFICE.RANDBETWEEN.NV([.$H$1];[.$H$2])" office:value-type="float" office:value="23" calcext:value-type="float">
            <text:p>23</text:p>
          </table:table-cell>
          <table:table-cell table:formula="of:=ORG.LIBREOFFICE.RANDBETWEEN.NV([.$J$1];[.$J$2])" office:value-type="float" office:value="19" calcext:value-type="float">
            <text:p>19</text:p>
          </table:table-cell>
          <table:table-cell table:formula="of:=RANK([.B5];[.$B$2:.$C$29];1)+(COUNT([.$B$2:.$C$29])+1-RANK([.B5];[.$B$2:.$C$29];1)-RANK([.B5];[.$B$2:.$C$29];0))/2" office:value-type="float" office:value="24" calcext:value-type="float">
            <text:p>24</text:p>
          </table:table-cell>
          <table:table-cell table:formula="of:=RANK([.C5];[.$B$2:.$C$29];1)+(COUNT([.$B$2:.$C$29])+1-RANK([.C5];[.$B$2:.$C$29];1)-RANK([.C5];[.$B$2:.$C$29];0))/2" office:value-type="float" office:value="17" calcext:value-type="float">
            <text:p>17</text:p>
          </table:table-cell>
          <table:table-cell/>
          <table:table-cell office:value-type="string" calcext:value-type="string">
            <text:p>R1</text:p>
          </table:table-cell>
          <table:table-cell table:formula="of:=SUM([.D2:.D29])" office:value-type="float" office:value="735.5" calcext:value-type="float">
            <text:p>735.5</text:p>
          </table:table-cell>
          <table:table-cell table:number-columns-repeated="101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ORG.LIBREOFFICE.RANDBETWEEN.NV([.$H$1];[.$H$2])" office:value-type="float" office:value="24" calcext:value-type="float">
            <text:p>24</text:p>
          </table:table-cell>
          <table:table-cell table:formula="of:=ORG.LIBREOFFICE.RANDBETWEEN.NV([.$J$1];[.$J$2])" office:value-type="float" office:value="25" calcext:value-type="float">
            <text:p>25</text:p>
          </table:table-cell>
          <table:table-cell table:formula="of:=RANK([.B6];[.$B$2:.$C$29];1)+(COUNT([.$B$2:.$C$29])+1-RANK([.B6];[.$B$2:.$C$29];1)-RANK([.B6];[.$B$2:.$C$29];0))/2" office:value-type="float" office:value="26.5" calcext:value-type="float">
            <text:p>26.5</text:p>
          </table:table-cell>
          <table:table-cell table:formula="of:=RANK([.C6];[.$B$2:.$C$29];1)+(COUNT([.$B$2:.$C$29])+1-RANK([.C6];[.$B$2:.$C$29];1)-RANK([.C6];[.$B$2:.$C$29];0))/2" office:value-type="float" office:value="30.5" calcext:value-type="float">
            <text:p>30.5</text:p>
          </table:table-cell>
          <table:table-cell/>
          <table:table-cell office:value-type="string" calcext:value-type="string">
            <text:p>R1</text:p>
          </table:table-cell>
          <table:table-cell table:formula="of:=SUM([.E2:.E29])" office:value-type="float" office:value="860.5" calcext:value-type="float">
            <text:p>860.5</text:p>
          </table:table-cell>
          <table:table-cell table:number-columns-repeated="101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ORG.LIBREOFFICE.RANDBETWEEN.NV([.$H$1];[.$H$2])" office:value-type="float" office:value="33" calcext:value-type="float">
            <text:p>33</text:p>
          </table:table-cell>
          <table:table-cell table:formula="of:=ORG.LIBREOFFICE.RANDBETWEEN.NV([.$J$1];[.$J$2])" office:value-type="float" office:value="29" calcext:value-type="float">
            <text:p>29</text:p>
          </table:table-cell>
          <table:table-cell table:formula="of:=RANK([.B7];[.$B$2:.$C$29];1)+(COUNT([.$B$2:.$C$29])+1-RANK([.B7];[.$B$2:.$C$29];1)-RANK([.B7];[.$B$2:.$C$29];0))/2" office:value-type="float" office:value="52" calcext:value-type="float">
            <text:p>52</text:p>
          </table:table-cell>
          <table:table-cell table:formula="of:=RANK([.C7];[.$B$2:.$C$29];1)+(COUNT([.$B$2:.$C$29])+1-RANK([.C7];[.$B$2:.$C$29];1)-RANK([.C7];[.$B$2:.$C$29];0))/2" office:value-type="float" office:value="40.5" calcext:value-type="float">
            <text:p>40.5</text:p>
          </table:table-cell>
          <table:table-cell table:number-columns-repeated="101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ORG.LIBREOFFICE.RANDBETWEEN.NV([.$H$1];[.$H$2])" office:value-type="float" office:value="24" calcext:value-type="float">
            <text:p>24</text:p>
          </table:table-cell>
          <table:table-cell table:formula="of:=ORG.LIBREOFFICE.RANDBETWEEN.NV([.$J$1];[.$J$2])" office:value-type="float" office:value="24" calcext:value-type="float">
            <text:p>24</text:p>
          </table:table-cell>
          <table:table-cell table:formula="of:=RANK([.B8];[.$B$2:.$C$29];1)+(COUNT([.$B$2:.$C$29])+1-RANK([.B8];[.$B$2:.$C$29];1)-RANK([.B8];[.$B$2:.$C$29];0))/2" office:value-type="float" office:value="26.5" calcext:value-type="float">
            <text:p>26.5</text:p>
          </table:table-cell>
          <table:table-cell table:formula="of:=RANK([.C8];[.$B$2:.$C$29];1)+(COUNT([.$B$2:.$C$29])+1-RANK([.C8];[.$B$2:.$C$29];1)-RANK([.C8];[.$B$2:.$C$29];0))/2" office:value-type="float" office:value="26.5" calcext:value-type="float">
            <text:p>26.5</text:p>
          </table:table-cell>
          <table:table-cell/>
          <table:table-cell office:value-type="string" calcext:value-type="string">
            <text:p>N1</text:p>
          </table:table-cell>
          <table:table-cell table:formula="of:=COUNT([.B2:.B29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ORG.LIBREOFFICE.RANDBETWEEN.NV([.$H$1];[.$H$2])" office:value-type="float" office:value="13" calcext:value-type="float">
            <text:p>13</text:p>
          </table:table-cell>
          <table:table-cell table:formula="of:=ORG.LIBREOFFICE.RANDBETWEEN.NV([.$J$1];[.$J$2])" office:value-type="float" office:value="20" calcext:value-type="float">
            <text:p>20</text:p>
          </table:table-cell>
          <table:table-cell table:formula="of:=RANK([.B9];[.$B$2:.$C$29];1)+(COUNT([.$B$2:.$C$29])+1-RANK([.B9];[.$B$2:.$C$29];1)-RANK([.B9];[.$B$2:.$C$29];0))/2" office:value-type="float" office:value="2" calcext:value-type="float">
            <text:p>2</text:p>
          </table:table-cell>
          <table:table-cell table:formula="of:=RANK([.C9];[.$B$2:.$C$29];1)+(COUNT([.$B$2:.$C$29])+1-RANK([.C9];[.$B$2:.$C$29];1)-RANK([.C9];[.$B$2:.$C$29];0))/2" office:value-type="float" office:value="20" calcext:value-type="float">
            <text:p>20</text:p>
          </table:table-cell>
          <table:table-cell/>
          <table:table-cell office:value-type="string" calcext:value-type="string">
            <text:p>N2</text:p>
          </table:table-cell>
          <table:table-cell table:formula="of:=COUNT([.C2:.C29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ORG.LIBREOFFICE.RANDBETWEEN.NV([.$H$1];[.$H$2])" office:value-type="float" office:value="32" calcext:value-type="float">
            <text:p>32</text:p>
          </table:table-cell>
          <table:table-cell table:formula="of:=ORG.LIBREOFFICE.RANDBETWEEN.NV([.$J$1];[.$J$2])" office:value-type="float" office:value="35" calcext:value-type="float">
            <text:p>35</text:p>
          </table:table-cell>
          <table:table-cell table:formula="of:=RANK([.B10];[.$B$2:.$C$29];1)+(COUNT([.$B$2:.$C$29])+1-RANK([.B10];[.$B$2:.$C$29];1)-RANK([.B10];[.$B$2:.$C$29];0))/2" office:value-type="float" office:value="47" calcext:value-type="float">
            <text:p>47</text:p>
          </table:table-cell>
          <table:table-cell table:formula="of:=RANK([.C10];[.$B$2:.$C$29];1)+(COUNT([.$B$2:.$C$29])+1-RANK([.C10];[.$B$2:.$C$29];1)-RANK([.C10];[.$B$2:.$C$29];0))/2" office:value-type="float" office:value="55.5" calcext:value-type="float">
            <text:p>55.5</text:p>
          </table:table-cell>
          <table:table-cell table:number-columns-repeated="101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ORG.LIBREOFFICE.RANDBETWEEN.NV([.$H$1];[.$H$2])" office:value-type="float" office:value="31" calcext:value-type="float">
            <text:p>31</text:p>
          </table:table-cell>
          <table:table-cell table:formula="of:=ORG.LIBREOFFICE.RANDBETWEEN.NV([.$J$1];[.$J$2])" office:value-type="float" office:value="26" calcext:value-type="float">
            <text:p>26</text:p>
          </table:table-cell>
          <table:table-cell table:formula="of:=RANK([.B11];[.$B$2:.$C$29];1)+(COUNT([.$B$2:.$C$29])+1-RANK([.B11];[.$B$2:.$C$29];1)-RANK([.B11];[.$B$2:.$C$29];0))/2" office:value-type="float" office:value="44" calcext:value-type="float">
            <text:p>44</text:p>
          </table:table-cell>
          <table:table-cell table:formula="of:=RANK([.C11];[.$B$2:.$C$29];1)+(COUNT([.$B$2:.$C$29])+1-RANK([.C11];[.$B$2:.$C$29];1)-RANK([.C11];[.$B$2:.$C$29];0))/2" office:value-type="float" office:value="35" calcext:value-type="float">
            <text:p>35</text:p>
          </table:table-cell>
          <table:table-cell/>
          <table:table-cell office:value-type="string" calcext:value-type="string">
            <text:p>U1</text:p>
          </table:table-cell>
          <table:table-cell table:formula="of:=[.H8]*[.H9]+([.H8]*([.H8]+1)/2)-[.H5]" office:value-type="float" office:value="454.5" calcext:value-type="float">
            <text:p>454.5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ORG.LIBREOFFICE.RANDBETWEEN.NV([.$H$1];[.$H$2])" office:value-type="float" office:value="18" calcext:value-type="float">
            <text:p>18</text:p>
          </table:table-cell>
          <table:table-cell table:formula="of:=ORG.LIBREOFFICE.RANDBETWEEN.NV([.$J$1];[.$J$2])" office:value-type="float" office:value="33" calcext:value-type="float">
            <text:p>33</text:p>
          </table:table-cell>
          <table:table-cell table:formula="of:=RANK([.B12];[.$B$2:.$C$29];1)+(COUNT([.$B$2:.$C$29])+1-RANK([.B12];[.$B$2:.$C$29];1)-RANK([.B12];[.$B$2:.$C$29];0))/2" office:value-type="float" office:value="14" calcext:value-type="float">
            <text:p>14</text:p>
          </table:table-cell>
          <table:table-cell table:formula="of:=RANK([.C12];[.$B$2:.$C$29];1)+(COUNT([.$B$2:.$C$29])+1-RANK([.C12];[.$B$2:.$C$29];1)-RANK([.C12];[.$B$2:.$C$29];0))/2" office:value-type="float" office:value="52" calcext:value-type="float">
            <text:p>52</text:p>
          </table:table-cell>
          <table:table-cell/>
          <table:table-cell office:value-type="string" calcext:value-type="string">
            <text:p>U2</text:p>
          </table:table-cell>
          <table:table-cell table:formula="of:=[.H8]*[.H9]+([.H9]*([.H9]+1)/2)-[.H6]" office:value-type="float" office:value="329.5" calcext:value-type="float">
            <text:p>329.5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ORG.LIBREOFFICE.RANDBETWEEN.NV([.$H$1];[.$H$2])" office:value-type="float" office:value="27" calcext:value-type="float">
            <text:p>27</text:p>
          </table:table-cell>
          <table:table-cell table:formula="of:=ORG.LIBREOFFICE.RANDBETWEEN.NV([.$J$1];[.$J$2])" office:value-type="float" office:value="35" calcext:value-type="float">
            <text:p>35</text:p>
          </table:table-cell>
          <table:table-cell table:formula="of:=RANK([.B13];[.$B$2:.$C$29];1)+(COUNT([.$B$2:.$C$29])+1-RANK([.B13];[.$B$2:.$C$29];1)-RANK([.B13];[.$B$2:.$C$29];0))/2" office:value-type="float" office:value="38.5" calcext:value-type="float">
            <text:p>38.5</text:p>
          </table:table-cell>
          <table:table-cell table:formula="of:=RANK([.C13];[.$B$2:.$C$29];1)+(COUNT([.$B$2:.$C$29])+1-RANK([.C13];[.$B$2:.$C$29];1)-RANK([.C13];[.$B$2:.$C$29];0))/2" office:value-type="float" office:value="55.5" calcext:value-type="float">
            <text:p>55.5</text:p>
          </table:table-cell>
          <table:table-cell table:number-columns-repeated="101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ORG.LIBREOFFICE.RANDBETWEEN.NV([.$H$1];[.$H$2])" office:value-type="float" office:value="25" calcext:value-type="float">
            <text:p>25</text:p>
          </table:table-cell>
          <table:table-cell table:formula="of:=ORG.LIBREOFFICE.RANDBETWEEN.NV([.$J$1];[.$J$2])" office:value-type="float" office:value="17" calcext:value-type="float">
            <text:p>17</text:p>
          </table:table-cell>
          <table:table-cell table:formula="of:=RANK([.B14];[.$B$2:.$C$29];1)+(COUNT([.$B$2:.$C$29])+1-RANK([.B14];[.$B$2:.$C$29];1)-RANK([.B14];[.$B$2:.$C$29];0))/2" office:value-type="float" office:value="30.5" calcext:value-type="float">
            <text:p>30.5</text:p>
          </table:table-cell>
          <table:table-cell table:formula="of:=RANK([.C14];[.$B$2:.$C$29];1)+(COUNT([.$B$2:.$C$29])+1-RANK([.C14];[.$B$2:.$C$29];1)-RANK([.C14];[.$B$2:.$C$29];0))/2" office:value-type="float" office:value="12" calcext:value-type="float">
            <text:p>12</text:p>
          </table:table-cell>
          <table:table-cell/>
          <table:table-cell office:value-type="string" calcext:value-type="string">
            <text:p>U</text:p>
          </table:table-cell>
          <table:table-cell table:formula="of:=MIN([.H11:.H12])" office:value-type="float" office:value="329.5" calcext:value-type="float">
            <text:p>329.5</text:p>
          </table:table-cell>
          <table:table-cell table:number-columns-repeated="101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ORG.LIBREOFFICE.RANDBETWEEN.NV([.$H$1];[.$H$2])" office:value-type="float" office:value="19" calcext:value-type="float">
            <text:p>19</text:p>
          </table:table-cell>
          <table:table-cell table:formula="of:=ORG.LIBREOFFICE.RANDBETWEEN.NV([.$J$1];[.$J$2])" office:value-type="float" office:value="27" calcext:value-type="float">
            <text:p>27</text:p>
          </table:table-cell>
          <table:table-cell table:formula="of:=RANK([.B15];[.$B$2:.$C$29];1)+(COUNT([.$B$2:.$C$29])+1-RANK([.B15];[.$B$2:.$C$29];1)-RANK([.B15];[.$B$2:.$C$29];0))/2" office:value-type="float" office:value="17" calcext:value-type="float">
            <text:p>17</text:p>
          </table:table-cell>
          <table:table-cell table:formula="of:=RANK([.C15];[.$B$2:.$C$29];1)+(COUNT([.$B$2:.$C$29])+1-RANK([.C15];[.$B$2:.$C$29];1)-RANK([.C15];[.$B$2:.$C$29];0))/2" office:value-type="float" office:value="38.5" calcext:value-type="float">
            <text:p>38.5</text:p>
          </table:table-cell>
          <table:table-cell table:number-columns-repeated="101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ORG.LIBREOFFICE.RANDBETWEEN.NV([.$H$1];[.$H$2])" office:value-type="float" office:value="29" calcext:value-type="float">
            <text:p>29</text:p>
          </table:table-cell>
          <table:table-cell table:formula="of:=ORG.LIBREOFFICE.RANDBETWEEN.NV([.$J$1];[.$J$2])" office:value-type="float" office:value="33" calcext:value-type="float">
            <text:p>33</text:p>
          </table:table-cell>
          <table:table-cell table:formula="of:=RANK([.B16];[.$B$2:.$C$29];1)+(COUNT([.$B$2:.$C$29])+1-RANK([.B16];[.$B$2:.$C$29];1)-RANK([.B16];[.$B$2:.$C$29];0))/2" office:value-type="float" office:value="40.5" calcext:value-type="float">
            <text:p>40.5</text:p>
          </table:table-cell>
          <table:table-cell table:formula="of:=RANK([.C16];[.$B$2:.$C$29];1)+(COUNT([.$B$2:.$C$29])+1-RANK([.C16];[.$B$2:.$C$29];1)-RANK([.C16];[.$B$2:.$C$29];0))/2" office:value-type="float" office:value="52" calcext:value-type="float">
            <text:p>52</text:p>
          </table:table-cell>
          <table:table-cell/>
          <table:table-cell office:value-type="string" calcext:value-type="string">
            <text:p>z</text:p>
          </table:table-cell>
          <table:table-cell table:formula="of:=([.H14]-(([.H8]*[.H9])/2))/SQRT([.H8]*[.H9]*([.H8]+[.H9]+1)/12)" office:value-type="float" office:value="-1.02417738335072" calcext:value-type="float">
            <text:p>-1.02417738335072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ORG.LIBREOFFICE.RANDBETWEEN.NV([.$H$1];[.$H$2])" office:value-type="float" office:value="13" calcext:value-type="float">
            <text:p>13</text:p>
          </table:table-cell>
          <table:table-cell table:formula="of:=ORG.LIBREOFFICE.RANDBETWEEN.NV([.$J$1];[.$J$2])" office:value-type="float" office:value="33" calcext:value-type="float">
            <text:p>33</text:p>
          </table:table-cell>
          <table:table-cell table:formula="of:=RANK([.B17];[.$B$2:.$C$29];1)+(COUNT([.$B$2:.$C$29])+1-RANK([.B17];[.$B$2:.$C$29];1)-RANK([.B17];[.$B$2:.$C$29];0))/2" office:value-type="float" office:value="2" calcext:value-type="float">
            <text:p>2</text:p>
          </table:table-cell>
          <table:table-cell table:formula="of:=RANK([.C17];[.$B$2:.$C$29];1)+(COUNT([.$B$2:.$C$29])+1-RANK([.C17];[.$B$2:.$C$29];1)-RANK([.C17];[.$B$2:.$C$29];0))/2" office:value-type="float" office:value="52" calcext:value-type="float">
            <text:p>52</text:p>
          </table:table-cell>
          <table:table-cell/>
          <table:table-cell office:value-type="string" calcext:value-type="string">
            <text:p>p</text:p>
          </table:table-cell>
          <table:table-cell table:formula="of:=COM.MICROSOFT.NORM.DIST([.H16];0;1;1)*2" office:value-type="float" office:value="0.305751499204292" calcext:value-type="float">
            <text:p>0.305751499204292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ORG.LIBREOFFICE.RANDBETWEEN.NV([.$H$1];[.$H$2])" office:value-type="float" office:value="32" calcext:value-type="float">
            <text:p>32</text:p>
          </table:table-cell>
          <table:table-cell table:formula="of:=ORG.LIBREOFFICE.RANDBETWEEN.NV([.$J$1];[.$J$2])" office:value-type="float" office:value="16" calcext:value-type="float">
            <text:p>16</text:p>
          </table:table-cell>
          <table:table-cell table:formula="of:=RANK([.B18];[.$B$2:.$C$29];1)+(COUNT([.$B$2:.$C$29])+1-RANK([.B18];[.$B$2:.$C$29];1)-RANK([.B18];[.$B$2:.$C$29];0))/2" office:value-type="float" office:value="47" calcext:value-type="float">
            <text:p>47</text:p>
          </table:table-cell>
          <table:table-cell table:formula="of:=RANK([.C18];[.$B$2:.$C$29];1)+(COUNT([.$B$2:.$C$29])+1-RANK([.C18];[.$B$2:.$C$29];1)-RANK([.C18];[.$B$2:.$C$29];0))/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ORG.LIBREOFFICE.RANDBETWEEN.NV([.$H$1];[.$H$2])" office:value-type="float" office:value="25" calcext:value-type="float">
            <text:p>25</text:p>
          </table:table-cell>
          <table:table-cell table:formula="of:=ORG.LIBREOFFICE.RANDBETWEEN.NV([.$J$1];[.$J$2])" office:value-type="float" office:value="32" calcext:value-type="float">
            <text:p>32</text:p>
          </table:table-cell>
          <table:table-cell table:formula="of:=RANK([.B19];[.$B$2:.$C$29];1)+(COUNT([.$B$2:.$C$29])+1-RANK([.B19];[.$B$2:.$C$29];1)-RANK([.B19];[.$B$2:.$C$29];0))/2" office:value-type="float" office:value="30.5" calcext:value-type="float">
            <text:p>30.5</text:p>
          </table:table-cell>
          <table:table-cell table:formula="of:=RANK([.C19];[.$B$2:.$C$29];1)+(COUNT([.$B$2:.$C$29])+1-RANK([.C19];[.$B$2:.$C$29];1)-RANK([.C19];[.$B$2:.$C$29];0))/2" office:value-type="float" office:value="47" calcext:value-type="float">
            <text:p>47</text:p>
          </table:table-cell>
          <table:table-cell/>
          <table:table-cell office:value-type="string" calcext:value-type="string">
            <text:p>Result</text:p>
          </table:table-cell>
          <table:table-cell table:formula="of:=IF([.H17]&lt;0.05;&quot;Null hypothesis rejected&quot;;&quot;Null hypothesis can't be rejected&quot;)" office:value-type="string" office:string-value="Null hypothesis can't be rejected" calcext:value-type="string">
            <text:p>Null hypothesis can't be rejected</text:p>
          </table:table-cell>
          <table:table-cell table:number-columns-repeated="101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ORG.LIBREOFFICE.RANDBETWEEN.NV([.$H$1];[.$H$2])" office:value-type="float" office:value="19" calcext:value-type="float">
            <text:p>19</text:p>
          </table:table-cell>
          <table:table-cell table:formula="of:=ORG.LIBREOFFICE.RANDBETWEEN.NV([.$J$1];[.$J$2])" office:value-type="float" office:value="21" calcext:value-type="float">
            <text:p>21</text:p>
          </table:table-cell>
          <table:table-cell table:formula="of:=RANK([.B20];[.$B$2:.$C$29];1)+(COUNT([.$B$2:.$C$29])+1-RANK([.B20];[.$B$2:.$C$29];1)-RANK([.B20];[.$B$2:.$C$29];0))/2" office:value-type="float" office:value="17" calcext:value-type="float">
            <text:p>17</text:p>
          </table:table-cell>
          <table:table-cell table:formula="of:=RANK([.C20];[.$B$2:.$C$29];1)+(COUNT([.$B$2:.$C$29])+1-RANK([.C20];[.$B$2:.$C$29];1)-RANK([.C20];[.$B$2:.$C$29];0))/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ORG.LIBREOFFICE.RANDBETWEEN.NV([.$H$1];[.$H$2])" office:value-type="float" office:value="26" calcext:value-type="float">
            <text:p>26</text:p>
          </table:table-cell>
          <table:table-cell table:formula="of:=ORG.LIBREOFFICE.RANDBETWEEN.NV([.$J$1];[.$J$2])" office:value-type="float" office:value="32" calcext:value-type="float">
            <text:p>32</text:p>
          </table:table-cell>
          <table:table-cell table:formula="of:=RANK([.B21];[.$B$2:.$C$29];1)+(COUNT([.$B$2:.$C$29])+1-RANK([.B21];[.$B$2:.$C$29];1)-RANK([.B21];[.$B$2:.$C$29];0))/2" office:value-type="float" office:value="35" calcext:value-type="float">
            <text:p>35</text:p>
          </table:table-cell>
          <table:table-cell table:formula="of:=RANK([.C21];[.$B$2:.$C$29];1)+(COUNT([.$B$2:.$C$29])+1-RANK([.C21];[.$B$2:.$C$29];1)-RANK([.C21];[.$B$2:.$C$29];0))/2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ORG.LIBREOFFICE.RANDBETWEEN.NV([.$H$1];[.$H$2])" office:value-type="float" office:value="15" calcext:value-type="float">
            <text:p>15</text:p>
          </table:table-cell>
          <table:table-cell table:formula="of:=ORG.LIBREOFFICE.RANDBETWEEN.NV([.$J$1];[.$J$2])" office:value-type="float" office:value="15" calcext:value-type="float">
            <text:p>15</text:p>
          </table:table-cell>
          <table:table-cell table:formula="of:=RANK([.B22];[.$B$2:.$C$29];1)+(COUNT([.$B$2:.$C$29])+1-RANK([.B22];[.$B$2:.$C$29];1)-RANK([.B22];[.$B$2:.$C$29];0))/2" office:value-type="float" office:value="7" calcext:value-type="float">
            <text:p>7</text:p>
          </table:table-cell>
          <table:table-cell table:formula="of:=RANK([.C22];[.$B$2:.$C$29];1)+(COUNT([.$B$2:.$C$29])+1-RANK([.C22];[.$B$2:.$C$29];1)-RANK([.C22];[.$B$2:.$C$29];0))/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ORG.LIBREOFFICE.RANDBETWEEN.NV([.$H$1];[.$H$2])" office:value-type="float" office:value="25" calcext:value-type="float">
            <text:p>25</text:p>
          </table:table-cell>
          <table:table-cell table:formula="of:=ORG.LIBREOFFICE.RANDBETWEEN.NV([.$J$1];[.$J$2])" office:value-type="float" office:value="32" calcext:value-type="float">
            <text:p>32</text:p>
          </table:table-cell>
          <table:table-cell table:formula="of:=RANK([.B23];[.$B$2:.$C$29];1)+(COUNT([.$B$2:.$C$29])+1-RANK([.B23];[.$B$2:.$C$29];1)-RANK([.B23];[.$B$2:.$C$29];0))/2" office:value-type="float" office:value="30.5" calcext:value-type="float">
            <text:p>30.5</text:p>
          </table:table-cell>
          <table:table-cell table:formula="of:=RANK([.C23];[.$B$2:.$C$29];1)+(COUNT([.$B$2:.$C$29])+1-RANK([.C23];[.$B$2:.$C$29];1)-RANK([.C23];[.$B$2:.$C$29];0))/2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ORG.LIBREOFFICE.RANDBETWEEN.NV([.$H$1];[.$H$2])" office:value-type="float" office:value="19" calcext:value-type="float">
            <text:p>19</text:p>
          </table:table-cell>
          <table:table-cell table:formula="of:=ORG.LIBREOFFICE.RANDBETWEEN.NV([.$J$1];[.$J$2])" office:value-type="float" office:value="21" calcext:value-type="float">
            <text:p>21</text:p>
          </table:table-cell>
          <table:table-cell table:formula="of:=RANK([.B24];[.$B$2:.$C$29];1)+(COUNT([.$B$2:.$C$29])+1-RANK([.B24];[.$B$2:.$C$29];1)-RANK([.B24];[.$B$2:.$C$29];0))/2" office:value-type="float" office:value="17" calcext:value-type="float">
            <text:p>17</text:p>
          </table:table-cell>
          <table:table-cell table:formula="of:=RANK([.C24];[.$B$2:.$C$29];1)+(COUNT([.$B$2:.$C$29])+1-RANK([.C24];[.$B$2:.$C$29];1)-RANK([.C24];[.$B$2:.$C$29];0))/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ORG.LIBREOFFICE.RANDBETWEEN.NV([.$H$1];[.$H$2])" office:value-type="float" office:value="21" calcext:value-type="float">
            <text:p>21</text:p>
          </table:table-cell>
          <table:table-cell table:formula="of:=ORG.LIBREOFFICE.RANDBETWEEN.NV([.$J$1];[.$J$2])" office:value-type="float" office:value="33" calcext:value-type="float">
            <text:p>33</text:p>
          </table:table-cell>
          <table:table-cell table:formula="of:=RANK([.B25];[.$B$2:.$C$29];1)+(COUNT([.$B$2:.$C$29])+1-RANK([.B25];[.$B$2:.$C$29];1)-RANK([.B25];[.$B$2:.$C$29];0))/2" office:value-type="float" office:value="22" calcext:value-type="float">
            <text:p>22</text:p>
          </table:table-cell>
          <table:table-cell table:formula="of:=RANK([.C25];[.$B$2:.$C$29];1)+(COUNT([.$B$2:.$C$29])+1-RANK([.C25];[.$B$2:.$C$29];1)-RANK([.C25];[.$B$2:.$C$29];0))/2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ORG.LIBREOFFICE.RANDBETWEEN.NV([.$H$1];[.$H$2])" office:value-type="float" office:value="26" calcext:value-type="float">
            <text:p>26</text:p>
          </table:table-cell>
          <table:table-cell table:formula="of:=ORG.LIBREOFFICE.RANDBETWEEN.NV([.$J$1];[.$J$2])" office:value-type="float" office:value="14" calcext:value-type="float">
            <text:p>14</text:p>
          </table:table-cell>
          <table:table-cell table:formula="of:=RANK([.B26];[.$B$2:.$C$29];1)+(COUNT([.$B$2:.$C$29])+1-RANK([.B26];[.$B$2:.$C$29];1)-RANK([.B26];[.$B$2:.$C$29];0))/2" office:value-type="float" office:value="35" calcext:value-type="float">
            <text:p>35</text:p>
          </table:table-cell>
          <table:table-cell table:formula="of:=RANK([.C26];[.$B$2:.$C$29];1)+(COUNT([.$B$2:.$C$29])+1-RANK([.C26];[.$B$2:.$C$29];1)-RANK([.C26];[.$B$2:.$C$29];0))/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ORG.LIBREOFFICE.RANDBETWEEN.NV([.$H$1];[.$H$2])" office:value-type="float" office:value="26" calcext:value-type="float">
            <text:p>26</text:p>
          </table:table-cell>
          <table:table-cell table:formula="of:=ORG.LIBREOFFICE.RANDBETWEEN.NV([.$J$1];[.$J$2])" office:value-type="float" office:value="17" calcext:value-type="float">
            <text:p>17</text:p>
          </table:table-cell>
          <table:table-cell table:formula="of:=RANK([.B27];[.$B$2:.$C$29];1)+(COUNT([.$B$2:.$C$29])+1-RANK([.B27];[.$B$2:.$C$29];1)-RANK([.B27];[.$B$2:.$C$29];0))/2" office:value-type="float" office:value="35" calcext:value-type="float">
            <text:p>35</text:p>
          </table:table-cell>
          <table:table-cell table:formula="of:=RANK([.C27];[.$B$2:.$C$29];1)+(COUNT([.$B$2:.$C$29])+1-RANK([.C27];[.$B$2:.$C$29];1)-RANK([.C27];[.$B$2:.$C$29];0))/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ORG.LIBREOFFICE.RANDBETWEEN.NV([.$H$1];[.$H$2])" office:value-type="float" office:value="24" calcext:value-type="float">
            <text:p>24</text:p>
          </table:table-cell>
          <table:table-cell table:formula="of:=ORG.LIBREOFFICE.RANDBETWEEN.NV([.$J$1];[.$J$2])" office:value-type="float" office:value="26" calcext:value-type="float">
            <text:p>26</text:p>
          </table:table-cell>
          <table:table-cell table:formula="of:=RANK([.B28];[.$B$2:.$C$29];1)+(COUNT([.$B$2:.$C$29])+1-RANK([.B28];[.$B$2:.$C$29];1)-RANK([.B28];[.$B$2:.$C$29];0))/2" office:value-type="float" office:value="26.5" calcext:value-type="float">
            <text:p>26.5</text:p>
          </table:table-cell>
          <table:table-cell table:formula="of:=RANK([.C28];[.$B$2:.$C$29];1)+(COUNT([.$B$2:.$C$29])+1-RANK([.C28];[.$B$2:.$C$29];1)-RANK([.C28];[.$B$2:.$C$29];0))/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ORG.LIBREOFFICE.RANDBETWEEN.NV([.$H$1];[.$H$2])" office:value-type="float" office:value="15" calcext:value-type="float">
            <text:p>15</text:p>
          </table:table-cell>
          <table:table-cell table:formula="of:=ORG.LIBREOFFICE.RANDBETWEEN.NV([.$J$1];[.$J$2])" office:value-type="float" office:value="15" calcext:value-type="float">
            <text:p>15</text:p>
          </table:table-cell>
          <table:table-cell table:formula="of:=RANK([.B29];[.$B$2:.$C$29];1)+(COUNT([.$B$2:.$C$29])+1-RANK([.B29];[.$B$2:.$C$29];1)-RANK([.B29];[.$B$2:.$C$29];0))/2" office:value-type="float" office:value="7" calcext:value-type="float">
            <text:p>7</text:p>
          </table:table-cell>
          <table:table-cell table:formula="of:=RANK([.C29];[.$B$2:.$C$29];1)+(COUNT([.$B$2:.$C$29])+1-RANK([.C29];[.$B$2:.$C$29];1)-RANK([.C29];[.$B$2:.$C$29];0))/2" office:value-type="float" office:value="7" calcext:value-type="float">
            <text:p>7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0:43:55.29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5:10:51.424000000</meta:creation-date>
    <dc:date>2022-05-11T10:44:28.114000000</dc:date>
    <meta:editing-duration>PT8M17S</meta:editing-duration>
    <meta:editing-cycles>4</meta:editing-cycles>
    <meta:generator>LibreOffice/7.3.2.2$Windows_X86_64 LibreOffice_project/49f2b1bff42cfccbd8f788c8dc32c1c309559be0</meta:generator>
    <meta:document-statistic meta:table-count="1" meta:cell-count="173" meta:object-count="0"/>
  </office:meta>
</office:document-meta>
</file>